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Padauk Book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 style:list-style-name="L1">
      <style:text-properties style:font-name="Noto Mono" officeooo:rsid="0002473e" officeooo:paragraph-rsid="0002473e"/>
    </style:style>
    <style:style style:name="P3" style:family="paragraph" style:parent-style-name="Standard" style:list-style-name="L1">
      <style:text-properties style:font-name="Noto Mono" officeooo:rsid="0002473e" officeooo:paragraph-rsid="0003d2c6"/>
    </style:style>
    <style:style style:name="P4" style:family="paragraph" style:parent-style-name="Standard" style:list-style-name="L1">
      <style:text-properties style:font-name="Noto Mono" officeooo:rsid="0003d2c6" officeooo:paragraph-rsid="0003d2c6"/>
    </style:style>
    <style:style style:name="P5" style:family="paragraph" style:parent-style-name="Standard">
      <style:text-properties style:font-name="Noto Mono" officeooo:rsid="0003d2c6" officeooo:paragraph-rsid="0003d2c6"/>
    </style:style>
    <style:style style:name="P6" style:family="paragraph" style:parent-style-name="Standard">
      <style:text-properties fo:color="#ce181e" style:font-name="Noto Mono" fo:font-style="italic" style:text-underline-style="solid" style:text-underline-width="auto" style:text-underline-color="font-color" fo:font-weight="bold" officeooo:rsid="000646d7" officeooo:paragraph-rsid="000646d7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use-window-font-color="true" style:font-name="Noto Mono" fo:font-style="normal" style:text-underline-style="none" fo:font-weight="normal" officeooo:rsid="000646d7" officeooo:paragraph-rsid="000646d7" style:font-style-asian="normal" style:font-weight-asian="normal" style:font-style-complex="normal" style:font-weight-complex="normal"/>
    </style:style>
    <style:style style:name="T1" style:family="text">
      <style:text-properties officeooo:rsid="0003d2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40416475" text:style-name="L1">
        <text:list-item>
          <text:p text:style-name="P2">She will bring some water for grandmother.</text:p>
        </text:list-item>
        <text:list-item>
          <text:p text:style-name="P2">She will bring some water for us.</text:p>
        </text:list-item>
        <text:list-item>
          <text:p text:style-name="P2">She will bring some water for you.</text:p>
        </text:list-item>
        <text:list-item>
          <text:p text:style-name="P2">Lamina, who is talented in basketry made beautiful <text:span text:style-name="T1">for them.</text:span></text:p>
        </text:list-item>
        <text:list-item>
          <text:p text:style-name="P3">Lamina, who is talented in basketry made beautiful <text:span text:style-name="T1">for you.</text:span></text:p>
        </text:list-item>
        <text:list-item>
          <text:p text:style-name="P3">Lamina, who is talented in basketry made beautiful <text:span text:style-name="T1">for us.</text:span></text:p>
        </text:list-item>
        <text:list-item>
          <text:p text:style-name="P3">Lamina, who is talented in basketry made beautiful <text:span text:style-name="T1">for grandmother.</text:span></text:p>
        </text:list-item>
        <text:list-item>
          <text:p text:style-name="P4">The school choir has just left on the bus for the music festival.</text:p>
        </text:list-item>
        <text:list-item>
          <text:p text:style-name="P4">The girls have gone to the river to fetch some water for grandmother.</text:p>
        </text:list-item>
        <text:list-item>
          <text:p text:style-name="P4">The girls have gone to the river to fetch some water for us.</text:p>
        </text:list-item>
      </text:list>
      <text:p text:style-name="P5"/>
      <text:p text:style-name="P6">Correction</text:p>
      <text:p text:style-name="P7">4.Lamina, who is talented made beautiful baskets for grandmother.</text:p>
      <text:p text:style-name="P7">5.You should remember to get the letter for grandmother.</text:p>
      <text:p text:style-name="P7">6.I bought an album for his stamp collection.</text:p>
      <text:p text:style-name="P7">7.She will bring the letter for grandmo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Padauk Book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97-98 EXERCISE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4:29:28.845235016</meta:creation-date>
    <dc:date>2020-06-10T18:37:58.522738055</dc:date>
    <meta:editing-duration>PT10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49" meta:character-count="811" meta:non-whitespace-character-count="688"/>
  </office:meta>
</office:document-meta>
</file>